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f4901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#50505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platon.campograndeformacion.com/mod/assign/view.php?id=26062" text:style-name="Internet_20_link" text:visited-style-name="Visited_20_Internet_20_Link"><text:span text:style-name="T2">Tema 2. Apartado 2.7.<text:line-break/>"Optimización de página web dependiendo de sus elementos"</text:span></text:a> </text:p>
      <text:p text:style-name="P1"/>
      <text:p text:style-name="P3">ENUNCIADO</text:p>
      <text:p text:style-name="P4">La optimización de páginas web es esencial para que cualquier negocio fortalezca su autoridad en internet y pueda destacarse en un escenario cada vez más competitivo. Con las técnicas adecuadas, las páginas web tendrá un desempeño mejor y, como consecuencia, el resultado del negocio mejorará.</text:p>
      <text:p text:style-name="P4">María tiene una página web creada en la publicita su tienda de ropa juvenil y ha decidido incluir el anuncio de las rebajas de verano. Le solicitamos que le ayude:</text:p>
      <text:list text:style-name="L1">
        <text:list-item>
          <text:p text:style-name="P5">Describiendo el esquema que debe tener la web para que destaque, nada más acceder, el anuncio.</text:p>
        </text:list-item>
        <text:list-item>
          <text:p text:style-name="P6">Detallando las principales características que han de tener las imágenes.</text:p>
        </text:list-item>
        <text:list-item>
          <text:p text:style-name="P6">Explicando cómo debe quedar la estructura de la página web.</text:p>
        </text:list-item>
        <text:list-item>
          <text:p text:style-name="P6">Indicando ejemplos de cabecera y formato del texto..</text:p>
        </text:list-item>
      </text:list>
      <text:p text:style-name="P7"/>
      <text:p text:style-name="Text_20_body"/>
      <text:p text:style-name="P4"><text:span text:style-name="T1">Actividad asociada al CE2.3</text:span><text:line-break/>Optimizar las páginas web teniendo en cuenta sus elementos, contenidos y sus funcionalidades.<text:line-break/><text:line-break/><text:line-break/><text:span text:style-name="T1">Duración</text:span>: 10’.</text:p>
      <text:p text:style-name="P4"><text:span text:style-name="T1">Criterios de corrección:</text:span> la valoración máxima de esta actividad es de 10 puntos repartidos entre los siguientes criterios:</text:p>
      <text:p text:style-name="P4"><text:bookmark text:name="yui_3_17_2_1_1680914644458_49"/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8T02:44:20.244000000</meta:creation-date>
    <dc:date>2023-04-08T02:45:42.281000000</dc:date>
    <meta:editing-duration>PT1M21S</meta:editing-duration>
    <meta:editing-cycles>2</meta:editing-cycles>
    <meta:generator>LibreOffice/7.5.0.3$Windows_X86_64 LibreOffice_project/c21113d003cd3efa8c53188764377a8272d9d6de</meta:generator>
    <meta:document-statistic meta:table-count="0" meta:image-count="0" meta:object-count="0" meta:page-count="1" meta:paragraph-count="11" meta:word-count="213" meta:character-count="1350" meta:non-whitespace-character-count="1145"/>
  </office:meta>
</office:document-meta>
</file>